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bitmap" draw:fill-color="#000000" draw:fill-image-name="Empty" draw:textarea-horizontal-align="justify" draw:textarea-vertical-align="middle" draw:auto-grow-height="false" fo:min-height="19.65cm" fo:min-width="3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0.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fill-color="#000000" draw:textarea-horizontal-align="justify" draw:textarea-vertical-align="middle" draw:auto-grow-height="false" fo:min-height="1.206cm" fo:min-width="0.956cm" fo:padding-top="0.175cm" fo:padding-bottom="0.175cm" fo:padding-left="0.3cm" fo:padding-right="0.3cm"/>
    </style:style>
    <style:style style:name="gr5" style:family="graphic" style:parent-style-name="measure">
      <style:graphic-properties draw:textarea-vertical-align="middle"/>
    </style:style>
    <style:style style:name="gr6" style:family="graphic" style:parent-style-name="measure" style:list-style-name="L1">
      <style:graphic-properties draw:textarea-vertical-align="middle" draw:line-distance="2.3cm"/>
    </style:style>
    <style:style style:name="gr7" style:family="graphic" style:parent-style-name="measure" style:list-style-name="L1">
      <style:graphic-properties draw:textarea-vertical-align="middle"/>
    </style:style>
    <style:style style:name="gr8" style:family="graphic" style:parent-style-name="measure" style:list-style-name="L1">
      <style:graphic-properties draw:textarea-vertical-align="middle"/>
    </style:style>
    <style:style style:name="gr9" style:family="graphic" style:parent-style-name="measure" style:list-style-name="L1">
      <style:graphic-properties draw:textarea-vertical-align="middle"/>
    </style:style>
    <style:style style:name="gr10" style:family="graphic" style:parent-style-name="measure" style:list-style-name="L1">
      <style:graphic-properties draw:textarea-vertical-align="middle"/>
    </style:style>
    <style:style style:name="P1" style:family="paragraph">
      <loext:graphic-properties draw:fill="bitmap" draw:fill-color="#000000" draw:fill-image-name="Empty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0cm" svg:x="9cm" svg:y="3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25cm" svg:y1="17.375cm" svg:x2="13cm" svg:y2="14.9cm">
          <text:p/>
        </draw:line>
        <draw:line draw:style-name="gr2" draw:text-style-name="P2" draw:layer="layout" svg:x1="9cm" svg:y1="9.9cm" svg:x2="11.475cm" svg:y2="12.375cm">
          <text:p/>
        </draw:line>
        <draw:custom-shape draw:style-name="gr3" draw:text-style-name="P2" draw:layer="layout" svg:width="1.4cm" svg:height="1.5cm" svg:x="9cm" svg:y="19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5cm" svg:x="11.6cm" svg:y="1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cm" svg:height="2.2cm" svg:x="9.85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" draw:text-style-name="P5" draw:layer="measurelines" svg:x1="9cm" svg:y1="4cm" svg:x2="13cm" svg:y2="4cm">
          <text:p text:style-name="P4"><text:measure text:kind="gap"/><text:measure text:kind="value">0.4</text:measure> <text:measure text:kind="unit">m</text:measure><text:measure text:kind="gap"/></text:p>
        </draw:measure>
        <draw:measure draw:style-name="gr6" draw:text-style-name="P4" draw:layer="measurelines" svg:x1="12.8cm" svg:y1="3.9cm" svg:x2="12.8cm" svg:y2="23.9cm">
          <text:p text:style-name="P4"><text:measure text:kind="gap"/><text:measure text:kind="value">2</text:measure> <text:measure text:kind="unit">m</text:measure><text:measure text:kind="gap"/></text:p>
        </draw:measure>
        <draw:measure draw:style-name="gr7" draw:text-style-name="P4" draw:layer="measurelines" svg:x1="8.929cm" svg:y1="9.907cm" svg:x2="11.404cm" svg:y2="12.382cm">
          <text:p text:style-name="P4"><text:measure text:kind="gap"/><text:measure text:kind="value">0.35</text:measure> <text:measure text:kind="unit">m</text:measure><text:measure text:kind="gap"/></text:p>
        </draw:measure>
        <draw:measure draw:style-name="gr8" draw:text-style-name="P4" draw:layer="measurelines" svg:x1="8.999cm" svg:y1="19.6cm" svg:x2="10.399cm" svg:y2="19.6cm">
          <text:p text:style-name="P4"><text:measure text:kind="gap"/><text:measure text:kind="value">0.14</text:measure> <text:measure text:kind="unit">m</text:measure><text:measure text:kind="gap"/></text:p>
        </draw:measure>
        <draw:measure draw:style-name="gr5" draw:text-style-name="P5" draw:layer="measurelines" svg:x1="10.4cm" svg:y1="19.6cm" svg:x2="10.4cm" svg:y2="21.1cm">
          <text:p text:style-name="P4"><text:measure text:kind="gap"/><text:measure text:kind="value">0.15</text:measure> <text:measure text:kind="unit">m</text:measure><text:measure text:kind="gap"/></text:p>
        </draw:measure>
        <draw:measure draw:style-name="gr9" draw:text-style-name="P4" draw:layer="measurelines" svg:x1="9.8cm" svg:y1="23.7cm" svg:x2="12cm" svg:y2="23.7cm">
          <text:p text:style-name="P4"><text:measure text:kind="gap"/><text:measure text:kind="value">0.22</text:measure> <text:measure text:kind="unit">m</text:measure><text:measure text:kind="gap"/></text:p>
        </draw:measure>
        <draw:measure draw:style-name="gr10" draw:text-style-name="P4" draw:layer="measurelines" svg:x1="9cm" svg:y1="9.9cm" svg:x2="9cm" svg:y2="3.9cm">
          <text:p text:style-name="P4"><text:measure text:kind="gap"/><text:measure text:kind="value">0.6</text:measure> <text:measure text:kind="unit">m</text:measure><text:measure text:kind="gap"/></text:p>
        </draw:measure>
        <draw:measure draw:style-name="gr5" draw:text-style-name="P5" draw:layer="measurelines" svg:x1="13cm" svg:y1="3.9cm" svg:x2="13cm" svg:y2="14.9cm">
          <text:p text:style-name="P4"><text:measure text:kind="gap"/><text:measure text:kind="value">1.1</text:measure> <text:measure text:kind="unit">m</text:measure><text:measure text:kind="gap"/></text:p>
        </draw:measure>
        <draw:measure draw:style-name="gr5" draw:text-style-name="P5" draw:layer="measurelines" svg:x1="13.1cm" svg:y1="21.1cm" svg:x2="13.1cm" svg:y2="23.9cm">
          <text:p text:style-name="P4"><text:measure text:kind="gap"/><text:measure text:kind="value">0.28</text:measure> <text:measure text:kind="unit">m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5-09-12T22:52:56.373812294</meta:creation-date>
    <dc:date>2015-09-13T00:04:47.496344304</dc:date>
    <dc:creator>Stefan </dc:creator>
    <meta:editing-duration>PT24M56S</meta:editing-duration>
    <meta:editing-cycles>3</meta:editing-cycles>
    <meta:generator>LibreOffice/4.4.3.2$Linux_X86_64 LibreOffice_project/40m0$Build-2</meta:generator>
    <meta:document-statistic meta:object-count="15"/>
  </office:meta>
</office:document-meta>
</file>